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paragraph" style:name="P2" style:display-name="P2" style:parent-style-name="Normal"/>
    <style:style style:family="paragraph" style:name="P3" style:display-name="P3" style:parent-style-name="Normal">
      <style:paragraph-properties fo:text-align="end"/>
    </style:style>
    <style:style style:family="paragraph" style:name="P1" style:display-name="P1" style:parent-style-name="Heading-1">
      <style:paragraph-properties fo:text-align="center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Krótka historyjka o życiu</text:p>
        <text:p text:style-name="Normal"/>
        <text:p text:style-name="P2">﻿Szpetna Szpotawa.<text:line-break/> Rozdział I<text:line-break/> Pewnego dnia jakiś znajomy zatrzymał mnie i powiedział ze złością w głosie:<text:line-break/> Gdzie są pieniądze za pole?!<text:line-break/> Stara baba spod lasu zabrała na wungiel - odpowiedziałem.<text:line-break/> Wtem on wykrzyknął do swojego giermka "Daj kamienia!!!!!!"<text:line-break/> Niestety, ja i mój pies musieliśmy pierzchnąć czym prędzej, więc<text:line-break/> wyszczekałem do niego "Kadetem teraaaaaa"<text:line-break/> Mój znajomy, szerzej znany jako Molibdenowy Mateusz ruszył w pogoń za nami.<text:line-break/> <text:line-break/>Po kilku kilometrach szaleńczego pościgu, natrafiliśmy na nowy,<text:line-break/> pięknie odremontowany budynek Wydziału Inżynierii Mechanicznej i<text:line-break/> Informatyki. Mijając ten cud nowoczesnej architektury spostrzegłem, że<text:line-break/> zabrakło nam etyliny. Wraz z moim wiernym towarzyszem salwowaliśmy się<text:line-break/> ucieczką. Ulokowaliśmy się w eklektycznej budce z frytkami. Gdy<text:line-break/> Molibdenowy Mateusz dopadł nas w naszej kryjówce pochwyciłem go za<text:line-break/> jego gigantyczne pejsy i sponiewierałem go po podłodze przy okazji<text:line-break/> wycierając zeszłoroczne tłuszcze i resztki uryny sprzedawcy frytek.<text:line-break/> Epilog<text:line-break/> Powyższa historia może służyć jako idealne odzwierciedlenie.</text:p>
        <text:p text:style-name="P2"/>
        <text:p text:style-name="P2"/>
        <text:p text:style-name="P2"/>
        <text:p text:style-name="P3">Paweł Chmielewski</text:p>
        <text:p text:style-name="P3">Michał Chudzik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imes New Roman" svg:font-family="Times New Roman"/>
    <style:font-face style:name="OpenSymbol" svg:font-family="OpenSymbol"/>
  </office:font-face-decls>
  <office:styles>
    <style:default-style style:family="paragraph">
      <style:paragraph-properties style:tab-stop-distance="1.251cm"/>
    </style:default-style>
    <style:style style:family="text" style:name="Bullet-Symbols-text" style:display-name="Bullet Symbols_text" style:next-style-name="Bullet-Symbols-text">
      <style:text-properties style:font-name="OpenSymbol"/>
    </style:style>
    <style:style style:family="paragraph" style:name="Heading-1" style:display-name="Heading 1" style:parent-style-name="Header" style:next-style-name="Text-body">
      <style:text-properties fo:font-size="16pt" fo:font-weight="bold"/>
    </style:style>
    <style:style style:family="paragraph" style:name="Normal" style:display-name="Normal">
      <style:paragraph-properties style:writing-mode="lr"/>
      <style:text-properties style:font-name="Times New Roman" fo:font-size="12pt" fo:language="pl" fo:country="PL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Heading-2" style:display-name="Heading 2" style:parent-style-name="Header" style:next-style-name="Text-body">
      <style:text-properties fo:font-size="14pt" fo:font-style="italic" fo:font-weight="bold"/>
    </style:style>
    <style:style style:family="paragraph" style:name="Heading-3" style:display-name="Heading 3" style:parent-style-name="Header" style:next-style-name="Text-body">
      <style:text-properties fo:font-size="14pt" fo:font-weight="bold"/>
    </style:style>
    <style:style style:family="paragraph" style:name="Header" style:display-name="Header" style:parent-style-name="Normal" style:next-style-name="Text-body">
      <style:paragraph-properties fo:margin-top="0.423cm" fo:margin-bottom="0.212cm" fo:keep-with-next="always"/>
      <style:text-properties style:font-name="Arial" fo:font-size="14pt"/>
    </style:style>
  </office:styles>
  <office:automatic-styles>
    <style:page-layout style:name="Standard">
      <style:page-layout-properties fo:page-width="148.000000mm" fo:page-height="210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initial-creator>robert </meta:initial-creator>
    <dc:creator>robert </dc:creator>
    <meta:creation-date>2012-04-03T09:54:47</meta:creation-date>
    <dc:date>2012-04-03T10:21:22</dc:date>
  </office:meta>
</office:document-meta>
</file>